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800000118D573A6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er1" text:anchor-type="paragraph" svg:x="-0.242cm" svg:y="0.515cm" svg:width="4.858cm" svg:height="3.618cm" draw:z-index="0"><draw:image xlink:href="Pictures/100002010000017800000118D573A68C.png" xlink:type="simple" xlink:show="embed" xlink:actuate="onLoad"/></draw:frame> <text:s text:c="6"/>Last opp verd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07T16:43:11.24</meta:creation-date>
    <dc:date>2020-08-07T16:50:20.75</dc:date>
    <meta:editing-duration>PT6M12S</meta:editing-duration>
    <meta:editing-cycles>5</meta:editing-cycles>
    <meta:generator>OpenOffice/4.1.3$Win32 OpenOffice.org_project/413m1$Build-9783</meta:generator>
    <meta:print-date>2020-08-07T16:49:56.03</meta:print-date>
    <meta:document-statistic meta:table-count="0" meta:image-count="1" meta:object-count="0" meta:page-count="1" meta:paragraph-count="1" meta:word-count="3" meta:character-count="23"/>
  </office:meta>
</office:document-meta>
</file>